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Рисунок 1" text:anchor-type="as-char" svg:x="0in" svg:y="0in" svg:width="6.49653in" svg:height="3.6541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23-08-30T17:14:00Z</meta:creation-date>
    <dc:date>2023-08-30T17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